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a2f98b" officeooo:paragraph-rsid="01c46dc0"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2" style:family="paragraph" style:parent-style-name="Preformatted_20_Text">
      <style:text-properties fo:font-size="13pt" officeooo:paragraph-rsid="01afb070" style:font-size-asian="13pt" style:font-size-complex="13pt"/>
    </style:style>
    <style:style style:name="P13" style:family="paragraph" style:parent-style-name="Preformatted_20_Text">
      <style:text-properties fo:font-size="13pt" officeooo:paragraph-rsid="01c26751" style:font-size-asian="13pt" style:font-size-complex="13pt"/>
    </style:style>
    <style:style style:name="P14" style:family="paragraph" style:parent-style-name="Preformatted_20_Text">
      <style:text-properties fo:font-size="13pt" officeooo:paragraph-rsid="01c4b317" style:font-size-asian="13pt" style:font-size-complex="13pt"/>
    </style:style>
    <style:style style:name="P15"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6"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7"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18"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19"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be7238" style:font-size-asian="11pt" style:font-style-asian="italic" style:font-size-complex="11pt" style:font-style-complex="italic"/>
    </style:style>
    <style:style style:name="P20" style:family="paragraph" style:parent-style-name="Preformatted_20_Text">
      <style:text-properties style:font-name="Liberation Sans" fo:font-size="13pt" fo:font-style="normal" style:text-underline-style="none" officeooo:rsid="01c6807f" officeooo:paragraph-rsid="01c6807f"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23" style:family="paragraph" style:parent-style-name="Preformatted_20_Text">
      <style:text-properties fo:font-size="13pt" officeooo:rsid="01c4b317" officeooo:paragraph-rsid="01b3d6be" style:font-size-asian="13pt" style:font-size-complex="13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bd15c1"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c3baf8"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c616a0"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be7238"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46dc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9"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c06a75"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c7725e"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0083d4b" fo:background-color="transparent" loext:char-shading-value="0" style:font-style-asian="normal" style:font-style-complex="normal"/>
    </style:style>
    <style:style style:name="T34" style:family="text">
      <style:text-properties style:font-name="Liberation Sans" fo:font-style="normal" style:text-underline-style="none" officeooo:rsid="013c55a1" fo:background-color="transparent" loext:char-shading-value="0" style:font-style-asian="normal" style:font-style-complex="normal"/>
    </style:style>
    <style:style style:name="T35" style:family="text">
      <style:text-properties fo:font-weight="bold" style:font-weight-asian="bold" style:font-weight-complex="bold"/>
    </style:style>
    <style:style style:name="T36" style:family="text">
      <style:text-properties fo:font-weight="bold" officeooo:rsid="000dd66a" style:font-weight-asian="bold" style:font-weight-complex="bold"/>
    </style:style>
    <style:style style:name="T37" style:family="text">
      <style:text-properties fo:font-weight="bold" officeooo:rsid="0160cefc" style:font-weight-asian="bold" style:font-weight-complex="bold"/>
    </style:style>
    <style:style style:name="T38" style:family="text">
      <style:text-properties officeooo:rsid="0193b9d9"/>
    </style:style>
    <style:style style:name="T39" style:family="text">
      <style:text-properties officeooo:rsid="0195e979"/>
    </style:style>
    <style:style style:name="T40" style:family="text">
      <style:text-properties officeooo:rsid="019615ac"/>
    </style:style>
    <style:style style:name="T41" style:family="text">
      <style:text-properties officeooo:rsid="0048b50d"/>
    </style:style>
    <style:style style:name="T42" style:family="text">
      <style:text-properties officeooo:rsid="019e4a2a"/>
    </style:style>
    <style:style style:name="T43" style:family="text">
      <style:text-properties officeooo:rsid="01bb3822"/>
    </style:style>
    <style:style style:name="T44" style:family="text">
      <style:text-properties officeooo:rsid="01c46dc0"/>
    </style:style>
    <style:style style:name="T45" style:family="text">
      <style:text-properties officeooo:rsid="01c6fd7b"/>
    </style:style>
    <style:style style:name="T46" style:family="text">
      <style:text-properties fo:font-style="italic" officeooo:rsid="01c6fd7b" style:font-style-asian="italic" style:font-style-complex="italic"/>
    </style:style>
    <style:style style:name="T47" style:family="text">
      <style:text-properties officeooo:rsid="01c772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6">3</text:span><text:span text:style-name="T7">rd</text:span><text:span text:style-name="T4"> </text:span><text:span text:style-name="T7">Novem</text:span><text:span text:style-name="T5">ber</text:span><text:span text:style-name="T1"> 20</text:span><text:span text:style-name="T2">2</text:span><text:span text:style-name="T3">4</text:span></text:p>
      <text:p text:style-name="P18">Psalm 50:14-15</text:p>
      <text:p text:style-name="P19">Offer to God a sacrifice of thanksgiving, and perform your vows to the Most High,<text:line-break/>and call upon me in the day of trouble; I will deliver you, and you shall glorify me.”</text:p>
      <text:p text:style-name="P8"/>
      <text:p text:style-name="P8">Thanks to God</text:p>
      <text:p text:style-name="P12"><text:span text:style-name="T11">O </text:span><text:span text:style-name="T12">L</text:span><text:span text:style-name="T9">o</text:span><text:span text:style-name="T12">r</text:span><text:span text:style-name="T9">d,</text:span><text:span text:style-name="T8"> </text:span><text:span text:style-name="T10">we </text:span><text:span text:style-name="T18">have gathered today to bring our sacrifice of praise, taking heed of the Word in this Psalm as well as the encoragement of the writer to the Hebrews</text:span><text:span text:style-name="T16">, </text:span><text:span text:style-name="T14">giv</text:span><text:span text:style-name="T15">ing</text:span><text:span text:style-name="T13"> </text:span><text:span text:style-name="T14">thanks </text:span><text:span text:style-name="T18">for the gift of</text:span><text:span text:style-name="T15"> our salvation </text:span><text:span text:style-name="T18">which Jesus won for us in the Cross and the Resurrection. We thank You that we can openly confess His Name and celebrate the Supper today</text:span><text:span text:style-name="T17">. </text:span></text:p>
      <text:p text:style-name="P2"/>
      <text:p text:style-name="P9"><text:span text:style-name="T35">The Wide World...</text:span><text:span text:style-name="T36"> a</text:span><text:span text:style-name="T35">nd the </text:span><text:span text:style-name="T37">W</text:span><text:span text:style-name="T35">ider Church</text:span></text:p>
      <text:p text:style-name="P20">However, we pray for those members of the Body of Christ in other places who suffer most grievously at the hands of persecutors. We ask that they be granted courage to persevere and peace in their hearts so they may love even their enemies. <text:span text:style-name="T45">We pray for Godly ministries of groops such as Barnabas Aid, Samaritans Purse and others who bring both physical aid and spiritual comfort to those in need. </text:span></text:p>
      <text:p text:style-name="P5"/>
      <text:p text:style-name="P5"><text:span text:style-name="T43">We </text:span><text:span text:style-name="T44">continue to </text:span><text:span text:style-name="T43">pray that the Prince of Peace would bring the peace we long for. </text:span><text:span text:style-name="T45">We uphold the work of churches in eastern Europe, Hungary and Romania where Lazlo and Eva Mihalyi work</text:span><text:span text:style-name="T44">. </text:span><text:span text:style-name="T45">We ask for strength and perseverance for those who remain in the field while Lazlo and Eva are here in Australia. We thank You for the extensive aid that those churches are giving to refugees from the fighting in the Ukraine. We also give You thanks for Tiffany and the safe arrival of her baby boy </text:span><text:span text:style-name="T46">(name?)</text:span><text:span text:style-name="T45"> and we continue to pray for Lazlo to recover </text:span><text:span text:style-name="T47">fully </text:span><text:span text:style-name="T45">from his eye surgery, so that they may return to their work in Hungary.</text:span></text:p>
      <text:p text:style-name="P4"/>
      <text:p text:style-name="P3"><text:span text:style-name="T38">We </text:span><text:span text:style-name="T42">again </text:span><text:span text:style-name="T39">pray</text:span><text:span text:style-name="T38"> </text:span><text:span text:style-name="T39">for our nation, our State and our communit</text:span><text:span text:style-name="T40">ies</text:span><text:span text:style-name="T39"> to turn back to You. </text:span><text:span text:style-name="T47">We look forward to the Carols on the Lawn as a part of our public witness to the Risen Lord we serve. We pray for as many as we can fit onto the lawn to come and hear the Good News of Great Joy, the coming of our Saviour as a babe, the reason for the holiday season.</text:span></text:p>
      <text:p text:style-name="P3"/>
      <text:p text:style-name="P22">Ashburton</text:p>
      <text:p text:style-name="P14"><text:span text:style-name="T32">As well as our public witness, w</text:span><text:span text:style-name="T21">e pray for our</text:span><text:span text:style-name="T22">selves as we </text:span><text:span text:style-name="T24">seek to </text:span><text:span text:style-name="T31">demonstrate Your grace through the daily routines </text:span><text:span text:style-name="T32">and normal activities</text:span><text:span text:style-name="T31"> of our lives. </text:span><text:span text:style-name="T32">We pray for opportunities to bless others as we meet them at work, in study, or mixing with friends and neighbours. </text:span><text:span text:style-name="T31">We thank You for Your Word which calls us to take courage, and to know that Your face shines upon us even when our human weaknesses try to bring us down to despair. Help us we pray to look up to You and remember </text:span><text:span text:style-name="T29">the great salvation You have provided in Jesus</text:span><text:span text:style-name="T23">.</text:span></text:p>
      <text:p text:style-name="P21"/>
      <text:p text:style-name="P23"><text:span text:style-name="T19">And we pray for our diligent attention to Your Word, so that the world may know that only Jesus saves!</text:span></text:p>
      <text:p text:style-name="P6"/>
      <text:p text:style-name="P13"><text:span text:style-name="T25">In </text:span><text:span text:style-name="T31">His</text:span><text:span text:style-name="T20"> </text:span><text:span text:style-name="T27">Precious Name </text:span><text:span text:style-name="T30">we pray</text:span><text:span text:style-name="T34">, </text:span><text:span text:style-name="T33">Amen.</text:span></text:p>
      <text:p text:style-name="P10">Our Father, Who is in heaven,<text:line-break/>hallowed be Your name;<text:line-break/>Your kingdom come;<text:line-break/>Your will be done,<text:line-break/>on earth as it is in heaven.</text:p>
      <text:p text:style-name="P11"/>
      <text:p text:style-name="P11">Give us this day our daily bread.<text:line-break/>And forgive us our trespasses,<text:line-break/>as we forgive those that trespass against us.<text:line-break/>Lead us not into temptation;<text:line-break/>but deliver us from evil.</text:p>
      <text:p text:style-name="P11"/>
      <text:p text:style-name="P11">For Yours is the kingdom,<text:line-break/>the power, and the glory,<text:line-break/>for ever and ever.<text:line-break/>Amen.</text:p>
      <text:p text:style-name="P11"/>
      <text:p text:style-name="P16">They shall not grow old, as we that are left grow old.</text:p>
      <text:p text:style-name="P17">Age shall not weary them, nor the years condemn.</text:p>
      <text:p text:style-name="P17">At the going <text:span text:style-name="T41">d</text:span>own of the sun, and in the morning, </text:p>
      <text:p text:style-name="P17">We WILL remember them.</text:p>
      <text:p text:style-name="P15">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11-02T20:55:26.279460738</dc:date>
    <meta:editing-duration>PT16H22M45S</meta:editing-duration>
    <meta:editing-cycles>184</meta:editing-cycles>
    <meta:generator>LibreOffice/24.2.6.2$Linux_X86_64 LibreOffice_project/420$Build-2</meta:generator>
    <meta:print-date>2024-06-08T21:59:09.625322674</meta:print-date>
    <meta:document-statistic meta:table-count="0" meta:image-count="0" meta:object-count="0" meta:page-count="3" meta:paragraph-count="22" meta:word-count="616" meta:character-count="3210" meta:non-whitespace-character-count="2613"/>
  </office:meta>
</office:document-meta>
</file>